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DejaVu Sans1" svg:font-family="'DejaVu Sans'" style:font-family-generic="roman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Mono" fo:font-size="10.5pt" style:font-size-asian="10.5pt" style:font-size-complex="10.5pt"/>
    </style:style>
    <style:style style:name="P2" style:family="paragraph" style:parent-style-name="Standard">
      <style:text-properties style:font-name="DejaVu Sans Mono" fo:font-size="10.5pt" officeooo:paragraph-rsid="0001e41d" style:font-size-asian="10.5pt" style:font-size-complex="10.5pt"/>
    </style:style>
    <style:style style:name="P3" style:family="paragraph" style:parent-style-name="Standard">
      <style:text-properties style:font-name="DejaVu Sans Mono" fo:font-size="10.5pt" officeooo:paragraph-rsid="0003476e" style:font-size-asian="10.5pt" style:font-size-complex="10.5pt"/>
    </style:style>
    <style:style style:name="P4" style:family="paragraph" style:parent-style-name="Standard">
      <style:text-properties style:font-name="DejaVu Sans Mono" fo:font-size="10.5pt" officeooo:paragraph-rsid="0003fbbe" style:font-size-asian="10.5pt" style:font-size-complex="10.5pt"/>
    </style:style>
    <style:style style:name="P5" style:family="paragraph" style:parent-style-name="Standard">
      <style:text-properties style:font-name="DejaVu Sans Mono" fo:font-size="10.5pt" officeooo:paragraph-rsid="000fb6a5" style:font-size-asian="10.5pt" style:font-size-complex="10.5pt"/>
    </style:style>
    <style:style style:name="P6" style:family="paragraph" style:parent-style-name="Standard">
      <style:text-properties style:font-name="DejaVu Sans Mono" fo:font-size="10.5pt" officeooo:paragraph-rsid="001b54d5" style:font-size-asian="10.5pt" style:font-size-complex="10.5pt"/>
    </style:style>
    <style:style style:name="P7" style:family="paragraph" style:parent-style-name="Standard" style:master-page-name="Standard">
      <style:paragraph-properties style:page-number="auto"/>
      <style:text-properties style:font-name="DejaVu Sans Mono"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DejaVu Sans Mono" fo:font-size="10.5pt" officeooo:paragraph-rsid="0003476e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>
        <style:tab-stops>
          <style:tab-stop style:position="0.0417in"/>
        </style:tab-stops>
      </style:paragraph-properties>
      <style:text-properties style:font-name="DejaVu Sans Mono" fo:font-size="10.5pt" officeooo:paragraph-rsid="0003476e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DejaVu Sans Mono" fo:font-size="10.5pt" officeooo:paragraph-rsid="0003fbbe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style:font-name="DejaVu Sans Mono" fo:font-size="10.5pt" officeooo:paragraph-rsid="000fb6a5" style:font-size-asian="10.5pt" style:font-size-complex="10.5pt"/>
    </style:style>
    <style:style style:name="P12" style:family="paragraph" style:parent-style-name="Table_20_Contents">
      <style:text-properties style:font-name="DejaVu Sans Mono" fo:font-size="10.5pt" officeooo:paragraph-rsid="0003476e" style:font-size-asian="10.5pt" style:font-size-complex="10.5pt"/>
    </style:style>
    <style:style style:name="P13" style:family="paragraph" style:parent-style-name="Table_20_Contents">
      <style:text-properties style:font-name="DejaVu Sans Mono" fo:font-size="10.5pt" officeooo:paragraph-rsid="0003fbbe" style:font-size-asian="10.5pt" style:font-size-complex="10.5pt"/>
    </style:style>
    <style:style style:name="P14" style:family="paragraph" style:parent-style-name="Table_20_Contents" style:list-style-name="L1">
      <style:text-properties style:font-name="DejaVu Sans Mono" fo:font-size="10.5pt" officeooo:paragraph-rsid="0005b10e" style:font-size-asian="10.5pt" style:font-size-complex="10.5pt"/>
    </style:style>
    <style:style style:name="P15" style:family="paragraph" style:parent-style-name="Table_20_Contents" style:list-style-name="L1">
      <style:text-properties style:font-name="DejaVu Sans Mono" fo:font-size="10.5pt" officeooo:paragraph-rsid="000a6a0b" style:font-size-asian="10.5pt" style:font-size-complex="10.5pt"/>
    </style:style>
    <style:style style:name="P16" style:family="paragraph" style:parent-style-name="Table_20_Contents" style:list-style-name="L1">
      <style:text-properties style:font-name="DejaVu Sans Mono" fo:font-size="10.5pt" officeooo:paragraph-rsid="000dfd36" style:font-size-asian="10.5pt" style:font-size-complex="10.5pt"/>
    </style:style>
    <style:style style:name="P17" style:family="paragraph" style:parent-style-name="Table_20_Contents" style:list-style-name="L1">
      <style:text-properties style:font-name="DejaVu Sans Mono" fo:font-size="10.5pt" officeooo:paragraph-rsid="000f07df" style:font-size-asian="10.5pt" style:font-size-complex="10.5pt"/>
    </style:style>
    <style:style style:name="P18" style:family="paragraph" style:parent-style-name="Table_20_Contents" style:list-style-name="L1">
      <style:text-properties style:font-name="DejaVu Sans Mono" fo:font-size="10.5pt" officeooo:paragraph-rsid="00120a19" style:font-size-asian="10.5pt" style:font-size-complex="10.5pt"/>
    </style:style>
    <style:style style:name="P19" style:family="paragraph" style:parent-style-name="Table_20_Contents" style:list-style-name="L2">
      <style:text-properties style:font-name="DejaVu Sans Mono" fo:font-size="10.5pt" officeooo:paragraph-rsid="0005b10e" style:font-size-asian="10.5pt" style:font-size-complex="10.5pt"/>
    </style:style>
    <style:style style:name="P20" style:family="paragraph" style:parent-style-name="Table_20_Contents" style:list-style-name="L2">
      <style:text-properties style:font-name="DejaVu Sans Mono" fo:font-size="10.5pt" officeooo:paragraph-rsid="000fb6a5" style:font-size-asian="10.5pt" style:font-size-complex="10.5pt"/>
    </style:style>
    <style:style style:name="P21" style:family="paragraph" style:parent-style-name="Table_20_Contents" style:list-style-name="L4">
      <style:text-properties style:font-name="DejaVu Sans Mono" fo:font-size="10.5pt" officeooo:paragraph-rsid="0006caef" style:font-size-asian="10.5pt" style:font-size-complex="10.5pt"/>
    </style:style>
    <style:style style:name="P22" style:family="paragraph" style:parent-style-name="Table_20_Contents" style:list-style-name="L5">
      <style:text-properties style:font-name="DejaVu Sans Mono" fo:font-size="10.5pt" officeooo:paragraph-rsid="0007a129" style:font-size-asian="10.5pt" style:font-size-complex="10.5pt"/>
    </style:style>
    <style:style style:name="P23" style:family="paragraph" style:parent-style-name="Table_20_Contents" style:list-style-name="L5">
      <style:text-properties style:font-name="DejaVu Sans Mono" fo:font-size="10.5pt" officeooo:paragraph-rsid="00098ffb" style:font-size-asian="10.5pt" style:font-size-complex="10.5pt"/>
    </style:style>
    <style:style style:name="P24" style:family="paragraph" style:parent-style-name="Table_20_Contents">
      <style:text-properties style:font-name="DejaVu Sans Mono" fo:font-size="10.5pt" officeooo:paragraph-rsid="0007a129" style:font-size-asian="10.5pt" style:font-size-complex="10.5pt"/>
    </style:style>
    <style:style style:name="P25" style:family="paragraph" style:parent-style-name="Table_20_Contents">
      <style:text-properties style:font-name="DejaVu Sans Mono" fo:font-size="10.5pt" officeooo:paragraph-rsid="000fb6a5" style:font-size-asian="10.5pt" style:font-size-complex="10.5pt"/>
    </style:style>
    <style:style style:name="P26" style:family="paragraph" style:parent-style-name="Table_20_Contents" style:list-style-name="L6">
      <style:text-properties style:font-name="DejaVu Sans Mono" fo:font-size="10.5pt" officeooo:paragraph-rsid="0012264f" style:font-size-asian="10.5pt" style:font-size-complex="10.5pt"/>
    </style:style>
    <style:style style:name="P27" style:family="paragraph" style:parent-style-name="Table_20_Contents" style:list-style-name="L7">
      <style:text-properties style:font-name="DejaVu Sans Mono" fo:font-size="10.5pt" officeooo:paragraph-rsid="00144296" style:font-size-asian="10.5pt" style:font-size-complex="10.5pt"/>
    </style:style>
    <style:style style:name="P28" style:family="paragraph" style:parent-style-name="Table_20_Contents">
      <style:text-properties style:font-name="DejaVu Sans Mono" fo:font-size="10.5pt" officeooo:paragraph-rsid="00161fdc" style:font-size-asian="10.5pt" style:font-size-complex="10.5pt"/>
    </style:style>
    <style:style style:name="P29" style:family="paragraph" style:parent-style-name="Table_20_Contents">
      <style:text-properties style:font-name="DejaVu Sans Mono" fo:font-size="10.5pt" officeooo:paragraph-rsid="001808cf" style:font-size-asian="10.5pt" style:font-size-complex="10.5pt"/>
    </style:style>
    <style:style style:name="P30" style:family="paragraph" style:parent-style-name="Table_20_Contents">
      <style:text-properties style:font-name="DejaVu Sans Mono" fo:font-size="10.5pt" officeooo:paragraph-rsid="001bd52a" style:font-size-asian="10.5pt" style:font-size-complex="10.5pt"/>
    </style:style>
    <style:style style:name="P31" style:family="paragraph" style:parent-style-name="Table_20_Contents">
      <style:text-properties officeooo:paragraph-rsid="0003476e"/>
    </style:style>
    <style:style style:name="P32" style:family="paragraph" style:parent-style-name="Table_20_Contents" style:list-style-name="L3">
      <style:text-properties officeooo:paragraph-rsid="0006884d"/>
    </style:style>
    <style:style style:name="P33" style:family="paragraph" style:parent-style-name="Table_20_Contents">
      <style:text-properties officeooo:paragraph-rsid="00161fdc"/>
    </style:style>
    <style:style style:name="T1" style:family="text">
      <style:text-properties fo:color="#1a1a1a" style:text-outline="false" style:text-line-through-style="none" fo:letter-spacing="normal" fo:font-style="normal" fo:text-shadow="none" style:text-underline-style="none" fo:font-weight="normal" style:letter-kerning="false" style:font-style-asian="normal" style:font-weight-asian="normal" style:text-emphasize="none"/>
    </style:style>
    <style:style style:name="T2" style:family="text">
      <style:text-properties fo:color="#1a1a1a" style:text-outline="false" style:text-line-through-style="none" fo:letter-spacing="normal" fo:font-style="normal" fo:text-shadow="none" style:text-underline-style="none" fo:font-weight="bold" style:letter-kerning="false" style:font-style-asian="normal" style:font-weight-asian="bold" style:font-weight-complex="bold" style:text-emphasize="none"/>
    </style:style>
    <style:style style:name="T3" style:family="text">
      <style:text-properties style:font-name="DejaVu Sans Mono" fo:font-size="10.5pt" style:font-size-asian="10.5pt" style:font-size-complex="10.5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Dagli Use Cases, si determinano le responsabilità delle varie classi e le loro dipendenze mediante dei Class-Responsibility-Collaboration Diagram.</text:span></text:p>
      <text:p text:style-name="P1"><text:span text:style-name="T1">I diagrammi CRC che si riferiscono alle stesse classi saranno successivamente unificati, nella rappresentazione della classe in un Diagramma delle Classi UML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Caso d'uso: </text:span><text:span text:style-name="T2">Giocare turno</text:span></text:p>
      <text:p text:style-name="P1"><text:span text:style-name="T1"/></text:p>
      <text:p text:style-name="P1"><text:span text:style-name="T1"/></text:p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8">Class: Player</text:p>
          </table:table-cell>
          <table:covered-table-cell/>
        </table:table-row>
        <table:table-row>
          <table:table-cell table:style-name="Table1.A2" office:value-type="string">
            <text:p text:style-name="P12">Responsibilities: </text:p>
            <text:list xml:id="list1042661710320097847" text:style-name="L1">
              <text:list-item>
                <text:p text:style-name="P14">Decide una destinazione per il movimento</text:p>
              </text:list-item>
              <text:list-item>
                <text:p text:style-name="P15">Pesca una carta Settore, se la cella in cui si trova il suo Character glielo richiede</text:p>
              </text:list-item>
              <text:list-item>
                <text:p text:style-name="P17">Richiede input all'utente (es. Per avere la destinazione per il movimento, o avendo pescato la carta NoiseAnywhere)</text:p>
              </text:list-item>
              <text:list-item>
                <text:p text:style-name="P18">Pesca una carta Oggetto</text:p>
              </text:list-item>
              <text:list-item>
                <text:p text:style-name="P16">Permette di giocare una carta oggetto diversi tipi di carta Oggetto sono permessi, prima e dopo aver mosso.</text:p>
              </text:list-item>
            </text:list>
          </table:table-cell>
          <table:table-cell table:style-name="Table1.B2" office:value-type="string">
            <text:p text:style-name="P12">Collaborations (what references the class needs):</text:p>
            <text:p text:style-name="P28">SectorDeck, ObjectDeck</text:p>
            <text:p text:style-name="P29">SectorCard, ObjectCard</text:p>
            <text:p text:style-name="P30">Map</text:p>
          </table:table-cell>
        </table:table-row>
      </table:table>
      <text:p text:style-name="P1"/>
      <text:p text:style-name="P3"><text:span text:style-name="T1"/></text:p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8">Class: TurnHandler</text:p>
          </table:table-cell>
          <table:covered-table-cell/>
        </table:table-row>
        <table:table-row>
          <table:table-cell table:style-name="Table2.A2" office:value-type="string">
            <text:p text:style-name="P12">Responsibilities: </text:p>
            <text:list xml:id="list1061854890764514980" text:style-name="L4">
              <text:list-item>
                <text:p text:style-name="P21">Gestisce i turni dei vari giocatori</text:p>
              </text:list-item>
              <text:list-item>
                <text:p text:style-name="P21">Gestisce l'ordine delle azioni del turno; chiama playerBeforeMove() per gestire eventuali carte Oggetto prima della mossa, playerMoves() per la mossa, e poi playerAfterMove() per la carta Settore e se serve per una carta Oggetto</text:p>
              </text:list-item>
            </text:list>
          </table:table-cell>
          <table:table-cell table:style-name="Table2.B2" office:value-type="string">
            <text:p text:style-name="P12">Collaborations:</text:p>
            <text:p text:style-name="P28">Player</text:p>
          </table:table-cell>
        </table:table-row>
      </table:table>
      <text:p text:style-name="P3"/>
      <text:p text:style-name="P3"/>
      <table:table table:name="Table8" table:style-name="Table8">
        <table:table-column table:style-name="Table8.A" table:number-columns-repeated="2"/>
        <table:table-row>
          <table:table-cell table:style-name="Table8.A1" table:number-columns-spanned="2" office:value-type="string">
            <text:p text:style-name="P11">Class: Announcer</text:p>
          </table:table-cell>
          <table:covered-table-cell/>
        </table:table-row>
        <table:table-row>
          <table:table-cell table:style-name="Table8.A2" office:value-type="string">
            <text:p text:style-name="P25">Responsibilities: </text:p>
            <text:list xml:id="list6562708341774837208" text:style-name="L2">
              <text:list-item>
                <text:p text:style-name="P20">Comunica a tutti i giocatori un Rumore in un settore, oppure Silenzio</text:p>
              </text:list-item>
              <text:list-item>
                <text:p text:style-name="P20">Comunica a tutti i giocatori la posizione di alcuni giocatori <text:soft-page-break/>dopo la carta Luci</text:p>
              </text:list-item>
            </text:list>
          </table:table-cell>
          <table:table-cell table:style-name="Table8.B2" office:value-type="string">
            <text:p text:style-name="P25">Collaborations:</text:p>
            <text:p text:style-name="P28">Character, Player</text:p>
            <text:p text:style-name="P28">(?)</text:p>
          </table:table-cell>
        </table:table-row>
      </table:table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able:table table:name="Table3" table:style-name="Table3">
        <table:table-column table:style-name="Table3.A" table:number-columns-repeated="2"/>
        <table:table-row>
          <table:table-cell table:style-name="Table3.A1" table:number-columns-spanned="2" office:value-type="string">
            <text:p text:style-name="P8">Class: Map</text:p>
          </table:table-cell>
          <table:covered-table-cell/>
        </table:table-row>
        <table:table-row>
          <table:table-cell table:style-name="Table3.A2" office:value-type="string">
            <text:p text:style-name="P12">Responsibilities: </text:p>
            <text:list xml:id="list1983922287" text:continue-numbering="true" text:style-name="L2">
              <text:list-item>
                <text:p text:style-name="P19">Controlla se la cella di destinazione esiste</text:p>
              </text:list-item>
            </text:list>
          </table:table-cell>
          <table:table-cell table:style-name="Table3.B2" office:value-type="string">
            <text:p text:style-name="P12">Collaborations:</text:p>
            <text:p text:style-name="P29">Character</text:p>
          </table:table-cell>
        </table:table-row>
      </table:table>
      <text:p text:style-name="P3"/>
      <text:p text:style-name="P3"/>
      <text:p text:style-name="P3"><text:span text:style-name="T1"/></text:p>
      <table:table table:name="Table4" table:style-name="Table4">
        <table:table-column table:style-name="Table4.A" table:number-columns-repeated="2"/>
        <table:table-row>
          <table:table-cell table:style-name="Table4.A1" table:number-columns-spanned="2" office:value-type="string">
            <text:p text:style-name="P9">Class: Character</text:p>
          </table:table-cell>
          <table:covered-table-cell/>
        </table:table-row>
        <table:table-row>
          <table:table-cell table:style-name="Table4.A2" office:value-type="string">
            <text:p text:style-name="P31"><text:span text:style-name="T3">Responsibilities: </text:span></text:p>
            <text:list xml:id="list558783932623578936" text:style-name="L3">
              <text:list-item>
                <text:p text:style-name="P32"><text:span text:style-name="T3">Controlla se la destinazione del movimento si trova nel range di movimento del personaggio</text:span></text:p>
              </text:list-item>
            </text:list>
          </table:table-cell>
          <table:table-cell table:style-name="Table4.B2" office:value-type="string">
            <text:p text:style-name="P12">Collaborations:</text:p>
            <text:p text:style-name="P28">Map</text:p>
          </table:table-cell>
        </table:table-row>
      </table:table>
      <text:p text:style-name="P3"/>
      <text:p text:style-name="P3"/>
      <text:p text:style-name="P3"><text:span text:style-name="T1"/></text:p>
      <table:table table:name="Table5" table:style-name="Table5">
        <table:table-column table:style-name="Table5.A" table:number-columns-repeated="2"/>
        <table:table-row>
          <table:table-cell table:style-name="Table5.A1" table:number-columns-spanned="2" office:value-type="string">
            <text:p text:style-name="P8">Class: Cell</text:p>
          </table:table-cell>
          <table:covered-table-cell/>
        </table:table-row>
        <table:table-row>
          <table:table-cell table:style-name="Table5.A2" office:value-type="string">
            <text:p text:style-name="P12">Responsibilities: </text:p>
            <text:list xml:id="list6821719212558431770" text:style-name="L5">
              <text:list-item>
                <text:p text:style-name="P22">Indica (al player) la carta da pescare : Settore, Scialuppa, o nessuna </text:p>
              </text:list-item>
              <text:list-item>
                <text:p text:style-name="P23">Indica se per il personaggio in questione è isWalkable (true o false)</text:p>
              </text:list-item>
            </text:list>
            <text:p text:style-name="P24"/>
          </table:table-cell>
          <table:table-cell table:style-name="Table5.B2" office:value-type="string">
            <text:p text:style-name="P12">Collaborations:</text:p>
            <text:p text:style-name="P28">Player, Character</text:p>
          </table:table-cell>
        </table:table-row>
      </table:table>
      <text:p text:style-name="P3"/>
      <text:p text:style-name="P3"/>
      <text:p text:style-name="P3"><text:span text:style-name="T1"/></text:p>
      <table:table table:name="Table6" table:style-name="Table6">
        <table:table-column table:style-name="Table6.A" table:number-columns-repeated="2"/>
        <table:table-row>
          <table:table-cell table:style-name="Table6.A1" table:number-columns-spanned="2" office:value-type="string">
            <text:p text:style-name="P8">Class: SectorDeck</text:p>
          </table:table-cell>
          <table:covered-table-cell/>
        </table:table-row>
        <table:table-row>
          <table:table-cell table:style-name="Table6.A2" office:value-type="string">
            <text:p text:style-name="P12">Responsibilities: </text:p>
            <text:list xml:id="list8644316497082473733" text:style-name="L6">
              <text:list-item>
                <text:p text:style-name="P26">Fornisce una carta Oggetto</text:p>
              </text:list-item>
            </text:list>
          </table:table-cell>
          <table:table-cell table:style-name="Table6.B2" office:value-type="string">
            <text:p text:style-name="P12">Collaborations:</text:p>
            <text:p text:style-name="P28">Player</text:p>
          </table:table-cell>
        </table:table-row>
      </table:table>
      <text:p text:style-name="P3"/>
      <text:p text:style-name="P4"><text:span text:style-name="T1"/></text:p>
      <table:table table:name="Table7" table:style-name="Table7">
        <table:table-column table:style-name="Table7.A" table:number-columns-repeated="2"/>
        <table:table-row>
          <table:table-cell table:style-name="Table7.A1" table:number-columns-spanned="2" office:value-type="string">
            <text:p text:style-name="P10">Class: SectorCard</text:p>
          </table:table-cell>
          <table:covered-table-cell/>
        </table:table-row>
        <table:table-row>
          <table:table-cell table:style-name="Table7.A2" office:value-type="string">
            <text:p text:style-name="P13">Responsibilities: </text:p>
            <text:list xml:id="list7338314337799751443" text:style-name="L7">
              <text:list-item>
                <text:p text:style-name="P27">Indica al Player quale azione il suo Character deve eseguire</text:p>
              </text:list-item>
            </text:list>
          </table:table-cell>
          <table:table-cell table:style-name="Table7.B2" office:value-type="string">
            <text:p text:style-name="P13">Collaborations:</text:p>
            <text:p text:style-name="P33"><text:span text:style-name="T3">Player, Character</text:span></text:p>
            <text:p text:style-name="P13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6">Caso d'uso : <text:span text:style-name="T4">Giocare Carta Oggetto</text:span></text:p>
      <text:p text:style-name="P6"><text:span text:style-name="T4"/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DejaVu Sans1" svg:font-family="'DejaVu Sans'" style:font-family-generic="roman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5-13T09:56:07</meta:creation-date>
    <meta:generator>LibreOffice/4.0.4.2$Linux_X86_64 LibreOffice_project/400m0$Build-2</meta:generator>
    <dc:date>2015-05-13T11:04:42</dc:date>
    <dc:creator>Andrea </dc:creator>
    <meta:editing-duration>PT1H7M28S</meta:editing-duration>
    <meta:editing-cycles>27</meta:editing-cycles>
    <meta:document-statistic meta:table-count="8" meta:image-count="0" meta:object-count="0" meta:page-count="3" meta:paragraph-count="54" meta:word-count="304" meta:character-count="2060" meta:non-whitespace-character-count="1816"/>
  </office:meta>
</office:document-meta>
</file>